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fca9f" officeooo:paragraph-rsid="001fca9f"/>
    </style:style>
    <style:style style:name="P2" style:family="paragraph" style:parent-style-name="Standard">
      <style:text-properties officeooo:rsid="0019d4d8" officeooo:paragraph-rsid="0019d4d8"/>
    </style:style>
    <style:style style:name="P3" style:family="paragraph" style:parent-style-name="Standard">
      <style:text-properties officeooo:paragraph-rsid="001fca9f"/>
    </style:style>
    <style:style style:name="P4" style:family="paragraph" style:parent-style-name="Standard">
      <style:text-properties officeooo:rsid="00209d1f" officeooo:paragraph-rsid="00209d1f"/>
    </style:style>
    <style:style style:name="P5" style:family="paragraph" style:parent-style-name="Standard">
      <style:text-properties officeooo:paragraph-rsid="0024d4ac"/>
    </style:style>
    <style:style style:name="P6" style:family="paragraph" style:parent-style-name="Standard">
      <style:text-properties officeooo:rsid="0029caa3" officeooo:paragraph-rsid="0029caa3"/>
    </style:style>
    <style:style style:name="P7" style:family="paragraph" style:parent-style-name="Standard">
      <style:text-properties officeooo:rsid="0029caa3" officeooo:paragraph-rsid="00353d39"/>
    </style:style>
    <style:style style:name="P8" style:family="paragraph" style:parent-style-name="Standard">
      <style:text-properties officeooo:paragraph-rsid="00393e56"/>
    </style:style>
    <style:style style:name="P9" style:family="paragraph" style:parent-style-name="Standard">
      <style:text-properties officeooo:paragraph-rsid="003bb52f"/>
    </style:style>
    <style:style style:name="P10" style:family="paragraph" style:parent-style-name="Standard">
      <style:text-properties officeooo:rsid="003ea832" officeooo:paragraph-rsid="003ea832"/>
    </style:style>
    <style:style style:name="P11" style:family="paragraph" style:parent-style-name="Standard">
      <style:text-properties officeooo:paragraph-rsid="00403b3c"/>
    </style:style>
    <style:style style:name="P12" style:family="paragraph" style:parent-style-name="Standard">
      <style:text-properties officeooo:rsid="0047f5ce" officeooo:paragraph-rsid="0047f5ce"/>
    </style:style>
    <style:style style:name="P13" style:family="paragraph" style:parent-style-name="Standard">
      <style:paragraph-properties fo:break-before="page"/>
      <style:text-properties officeooo:rsid="00209d1f" officeooo:paragraph-rsid="00209d1f"/>
    </style:style>
    <style:style style:name="P14" style:family="paragraph" style:parent-style-name="Standard">
      <style:paragraph-properties fo:break-before="page"/>
      <style:text-properties officeooo:paragraph-rsid="00393e56"/>
    </style:style>
    <style:style style:name="P15" style:family="paragraph" style:parent-style-name="Standard">
      <style:paragraph-properties fo:break-before="page"/>
      <style:text-properties officeooo:paragraph-rsid="00403b3c"/>
    </style:style>
    <style:style style:name="P16" style:family="paragraph" style:parent-style-name="Standard" style:list-style-name="L1">
      <style:text-properties officeooo:rsid="0019d4d8" officeooo:paragraph-rsid="0019d4d8"/>
    </style:style>
    <style:style style:name="P17" style:family="paragraph" style:parent-style-name="Standard" style:list-style-name="L1">
      <style:text-properties officeooo:rsid="001e014f" officeooo:paragraph-rsid="001e014f"/>
    </style:style>
    <style:style style:name="P18" style:family="paragraph" style:parent-style-name="Standard" style:list-style-name="L2">
      <style:text-properties officeooo:rsid="001fca9f" officeooo:paragraph-rsid="001fca9f"/>
    </style:style>
    <style:style style:name="P19" style:family="paragraph" style:parent-style-name="Standard" style:list-style-name="L2">
      <style:text-properties officeooo:rsid="0021a548" officeooo:paragraph-rsid="0021a548"/>
    </style:style>
    <style:style style:name="P20" style:family="paragraph" style:parent-style-name="Standard" style:list-style-name="L2">
      <style:text-properties officeooo:rsid="00209d1f" officeooo:paragraph-rsid="00209d1f"/>
    </style:style>
    <style:style style:name="P21" style:family="paragraph" style:parent-style-name="Standard" style:list-style-name="L3">
      <style:text-properties officeooo:paragraph-rsid="0024d4ac"/>
    </style:style>
    <style:style style:name="P22" style:family="paragraph" style:parent-style-name="Standard" style:list-style-name="L3">
      <style:text-properties officeooo:rsid="0024d4ac" officeooo:paragraph-rsid="0024d4ac"/>
    </style:style>
    <style:style style:name="P23" style:family="paragraph" style:parent-style-name="Standard" style:list-style-name="L3">
      <style:text-properties officeooo:rsid="00330df1" officeooo:paragraph-rsid="00330df1"/>
    </style:style>
    <style:style style:name="P24" style:family="paragraph" style:parent-style-name="Standard" style:list-style-name="L3">
      <style:text-properties officeooo:rsid="002f3305" officeooo:paragraph-rsid="002f3305"/>
    </style:style>
    <style:style style:name="P25" style:family="paragraph" style:parent-style-name="Standard" style:list-style-name="L3">
      <style:text-properties officeooo:rsid="0029caa3" officeooo:paragraph-rsid="0029caa3"/>
    </style:style>
    <style:style style:name="P26" style:family="paragraph" style:parent-style-name="Standard" style:list-style-name="L4">
      <style:text-properties officeooo:paragraph-rsid="00371954"/>
    </style:style>
    <style:style style:name="P27" style:family="paragraph" style:parent-style-name="Standard" style:list-style-name="L4">
      <style:text-properties officeooo:paragraph-rsid="00393e56"/>
    </style:style>
    <style:style style:name="P28" style:family="paragraph" style:parent-style-name="Standard" style:list-style-name="L4">
      <style:text-properties officeooo:rsid="00353d39" officeooo:paragraph-rsid="00353d39"/>
    </style:style>
    <style:style style:name="P29" style:family="paragraph" style:parent-style-name="Standard" style:list-style-name="L4">
      <style:text-properties officeooo:rsid="003751e6" officeooo:paragraph-rsid="003751e6"/>
    </style:style>
    <style:style style:name="P30" style:family="paragraph" style:parent-style-name="Standard" style:list-style-name="L4">
      <style:text-properties officeooo:rsid="0037d6bf" officeooo:paragraph-rsid="0037d6bf"/>
    </style:style>
    <style:style style:name="P31" style:family="paragraph" style:parent-style-name="Standard" style:list-style-name="L5">
      <style:text-properties officeooo:paragraph-rsid="003bb52f"/>
    </style:style>
    <style:style style:name="P32" style:family="paragraph" style:parent-style-name="Standard" style:list-style-name="L5">
      <style:text-properties officeooo:rsid="003bb52f" officeooo:paragraph-rsid="003bb52f"/>
    </style:style>
    <style:style style:name="P33" style:family="paragraph" style:parent-style-name="Standard" style:list-style-name="L5">
      <style:text-properties officeooo:rsid="003ea832" officeooo:paragraph-rsid="003ea832"/>
    </style:style>
    <style:style style:name="P34" style:family="paragraph" style:parent-style-name="Standard" style:list-style-name="L6">
      <style:text-properties officeooo:paragraph-rsid="0047f5ce"/>
    </style:style>
    <style:style style:name="P35" style:family="paragraph" style:parent-style-name="Standard" style:list-style-name="L6">
      <style:text-properties officeooo:paragraph-rsid="0041dea6"/>
    </style:style>
    <style:style style:name="P36" style:family="paragraph" style:parent-style-name="Standard" style:list-style-name="L6">
      <style:text-properties officeooo:rsid="0047f5ce" officeooo:paragraph-rsid="0047f5ce"/>
    </style:style>
    <style:style style:name="P37" style:family="paragraph" style:parent-style-name="Standard" style:list-style-name="L7">
      <style:text-properties officeooo:rsid="0047f5ce" officeooo:paragraph-rsid="0047f5ce"/>
    </style:style>
    <style:style style:name="P38" style:family="paragraph" style:parent-style-name="Standard" style:list-style-name="L7">
      <style:text-properties officeooo:rsid="0047f5ce" officeooo:paragraph-rsid="0049fb84"/>
    </style:style>
    <style:style style:name="P39" style:family="paragraph" style:parent-style-name="Standard" style:list-style-name="L7">
      <style:text-properties officeooo:paragraph-rsid="0049fb84"/>
    </style:style>
    <style:style style:name="P40" style:family="paragraph" style:parent-style-name="Standard" style:list-style-name="L7">
      <style:text-properties officeooo:rsid="0049fb84" officeooo:paragraph-rsid="0049fb84"/>
    </style:style>
    <style:style style:name="P41" style:family="paragraph" style:parent-style-name="Standard" style:list-style-name="L7">
      <style:text-properties officeooo:rsid="0046ce09" officeooo:paragraph-rsid="0045291f"/>
    </style:style>
    <style:style style:name="P42" style:family="paragraph" style:parent-style-name="Standard">
      <style:text-properties officeooo:paragraph-rsid="004ea119"/>
    </style:style>
    <style:style style:name="P43" style:family="paragraph" style:parent-style-name="Standard" style:list-style-name="L8">
      <style:text-properties officeooo:paragraph-rsid="0051f9a1"/>
    </style:style>
    <style:style style:name="P44" style:family="paragraph" style:parent-style-name="Standard" style:list-style-name="L8">
      <style:text-properties officeooo:rsid="004ea119" officeooo:paragraph-rsid="0051f9a1"/>
    </style:style>
    <style:style style:name="P45" style:family="paragraph" style:parent-style-name="Standard" style:list-style-name="L8">
      <style:text-properties officeooo:rsid="004ea119" officeooo:paragraph-rsid="005279e8"/>
    </style:style>
    <style:style style:name="P46" style:family="paragraph" style:parent-style-name="Standard" style:list-style-name="L9">
      <style:text-properties officeooo:rsid="00506851" officeooo:paragraph-rsid="00506851"/>
    </style:style>
    <style:style style:name="P47" style:family="paragraph" style:parent-style-name="Standard" style:list-style-name="L8">
      <style:text-properties officeooo:rsid="0051d13e" officeooo:paragraph-rsid="0051d13e"/>
    </style:style>
    <style:style style:name="P48" style:family="paragraph" style:parent-style-name="Standard" style:list-style-name="L8">
      <style:text-properties officeooo:rsid="005279e8" officeooo:paragraph-rsid="005279e8"/>
    </style:style>
    <style:style style:name="T1" style:family="text">
      <style:text-properties officeooo:rsid="001c0840"/>
    </style:style>
    <style:style style:name="T2" style:family="text">
      <style:text-properties officeooo:rsid="001de77d"/>
    </style:style>
    <style:style style:name="T3" style:family="text">
      <style:text-properties officeooo:rsid="001fca9f"/>
    </style:style>
    <style:style style:name="T4" style:family="text">
      <style:text-properties officeooo:rsid="0019d4d8"/>
    </style:style>
    <style:style style:name="T5" style:family="text">
      <style:text-properties officeooo:rsid="0024d4ac"/>
    </style:style>
    <style:style style:name="T6" style:family="text">
      <style:text-properties officeooo:rsid="002613f7"/>
    </style:style>
    <style:style style:name="T7" style:family="text">
      <style:text-properties officeooo:rsid="0028d14b"/>
    </style:style>
    <style:style style:name="T8" style:family="text">
      <style:text-properties officeooo:rsid="0029caa3"/>
    </style:style>
    <style:style style:name="T9" style:family="text">
      <style:text-properties officeooo:rsid="002c417d"/>
    </style:style>
    <style:style style:name="T10" style:family="text">
      <style:text-properties officeooo:rsid="00353d39"/>
    </style:style>
    <style:style style:name="T11" style:family="text">
      <style:text-properties officeooo:rsid="0037d6bf"/>
    </style:style>
    <style:style style:name="T12" style:family="text">
      <style:text-properties officeooo:rsid="0039df19"/>
    </style:style>
    <style:style style:name="T13" style:family="text">
      <style:text-properties officeooo:rsid="00393e56"/>
    </style:style>
    <style:style style:name="T14" style:family="text">
      <style:text-properties officeooo:rsid="00371954"/>
    </style:style>
    <style:style style:name="T15" style:family="text">
      <style:text-properties officeooo:rsid="003bb52f"/>
    </style:style>
    <style:style style:name="T16" style:family="text">
      <style:text-properties officeooo:rsid="003ea832"/>
    </style:style>
    <style:style style:name="T17" style:family="text">
      <style:text-properties officeooo:rsid="00403b3c"/>
    </style:style>
    <style:style style:name="T18" style:family="text">
      <style:text-properties officeooo:rsid="0045291f"/>
    </style:style>
    <style:style style:name="T19" style:family="text">
      <style:text-properties officeooo:rsid="0041dea6"/>
    </style:style>
    <style:style style:name="T20" style:family="text">
      <style:text-properties officeooo:rsid="0046ce09"/>
    </style:style>
    <style:style style:name="T21" style:family="text">
      <style:text-properties officeooo:rsid="0047f5ce"/>
    </style:style>
    <style:style style:name="T22" style:family="text">
      <style:text-properties fo:font-weight="normal" officeooo:rsid="0047f5ce" style:font-weight-asian="normal" style:font-weight-complex="normal"/>
    </style:style>
    <style:style style:name="T23" style:family="text">
      <style:text-properties fo:font-weight="normal" officeooo:rsid="0041fb38" style:font-weight-asian="normal" style:font-weight-complex="normal"/>
    </style:style>
    <style:style style:name="T24" style:family="text">
      <style:text-properties officeooo:rsid="00486af2"/>
    </style:style>
    <style:style style:name="T25" style:family="text">
      <style:text-properties officeooo:rsid="0049fb84"/>
    </style:style>
    <style:style style:name="T26" style:family="text">
      <style:text-properties officeooo:rsid="004b2db9"/>
    </style:style>
    <style:style style:name="T27" style:family="text">
      <style:text-properties officeooo:rsid="004ea119"/>
    </style:style>
    <style:style style:name="T28" style:family="text">
      <style:text-properties officeooo:rsid="00506851"/>
    </style:style>
    <style:style style:name="T29" style:family="text">
      <style:text-properties officeooo:rsid="0051f9a1"/>
    </style:style>
    <style:style style:name="T30" style:family="text">
      <style:text-properties officeooo:rsid="005279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text:span text:style-name="T2">3</text:span>–02-27</text:p>
      <text:p text:style-name="P2"/>
      <text:list xml:id="list1406595505" text:style-name="L1">
        <text:list-item>
          <text:p text:style-name="P16">Hiring questtions?</text:p>
        </text:list-item>
        <text:list-item>
          <text:p text:style-name="P16">Dropbox folder LandonBreeding</text:p>
          <text:list>
            <text:list-item>
              <text:p text:style-name="P16">Shared folder – get to sync with your laptop</text:p>
            </text:list-item>
            <text:list-item>
              <text:p text:style-name="P16">Keeping log file (see example, do similar)</text:p>
            </text:list-item>
            <text:list-item>
              <text:p text:style-name="P16">Anabel’s ArcInfo file --- look over and report what else might be needed</text:p>
              <text:list>
                <text:list-item>
                  <text:p text:style-name="P17">[LB uses ArcPro]</text:p>
                </text:list-item>
              </text:list>
            </text:list-item>
            <text:list-item>
              <text:p text:style-name="P16">Sample maps: we will need similar, but data will be different, and have freedom to re-design</text:p>
            </text:list-item>
          </text:list>
        </text:list-item>
        <text:list-item>
          <text:p text:style-name="P16">Work schedule</text:p>
          <text:list>
            <text:list-item>
              <text:p text:style-name="P16">10 hrs week, keep own schedule; keep track logLB.txt</text:p>
              <text:list>
                <text:list-item>
                  <text:p text:style-name="P17">not sure if 25/hr max is per week or pay period</text:p>
                </text:list-item>
              </text:list>
            </text:list-item>
            <text:list-item>
              <text:p text:style-name="P16">Contact by email, txt anytime</text:p>
            </text:list-item>
            <text:list-item>
              <text:p text:style-name="P16">Weekly meeting: <text:s/>time/day? <text:s/>May not always be necessary.</text:p>
            </text:list-item>
          </text:list>
        </text:list-item>
        <text:list-item>
          <text:p text:style-name="P16">Extensions <text:span text:style-name="T1">(as time permits)</text:span></text:p>
          <text:list>
            <text:list-item>
              <text:p text:style-name="P16">Git/GitHub/R programming</text:p>
            </text:list-item>
            <text:list-item>
              <text:p text:style-name="P16">Install R, Rstudio, Git <text:span text:style-name="T2">(will also need to start a GitHub account)</text:span></text:p>
            </text:list-item>
            <text:list-item>
              <text:p text:style-name="P16">Read online Git book and follow to become vaguely familiar with commands</text:p>
            </text:list-item>
          </text:list>
        </text:list-item>
      </text:list>
      <text:p text:style-name="P2"/>
      <text:p text:style-name="P3"><text:span text:style-name="T4">202</text:span><text:span text:style-name="T2">3</text:span><text:span text:style-name="T4">–0</text:span><text:span text:style-name="T3">3-09 Thursday</text:span></text:p>
      <text:p text:style-name="P3"/>
      <text:list xml:id="list1234570209" text:style-name="L2">
        <text:list-item>
          <text:p text:style-name="P18">Hours: <text:s/>up to 20 hr/wk (40 hr/pay period) Ok from now till until end of project; might need adjustment down to allow for unplanned expenses on projects</text:p>
        </text:list-item>
        <text:list-item>
          <text:p text:style-name="P19">Dripbox – review LS and SC map limits [first maps we are doing are <text:span text:style-name="T8">S</text:span>S]</text:p>
        </text:list-item>
        <text:list-item>
          <text:p text:style-name="P18">Dropbox – review contents of new folder with the 5 mat files</text:p>
        </text:list-item>
        <text:list-item>
          <text:p text:style-name="P18">Dropbox – Anabel’s new mapping folder helpful?</text:p>
        </text:list-item>
        <text:list-item>
          <text:p text:style-name="P20">Sample map; I have hard copy; discuss tweaks</text:p>
        </text:list-item>
        <text:list-item>
          <text:p text:style-name="P20">Git-GitHub-R-Rstudio <text:s/>... questions on setup?</text:p>
        </text:list-item>
        <text:list-item>
          <text:p text:style-name="P20">Git/GitHub/R <text:s/>initial goal</text:p>
          <text:list>
            <text:list-item>
              <text:p text:style-name="P20">Create up new R project under .git on laptop</text:p>
            </text:list-item>
            <text:list-item>
              <text:p text:style-name="P20">Write a script for reading .mat storage files to get mapping data in form for ArcPro input</text:p>
            </text:list-item>
            <text:list-item>
              <text:p text:style-name="P20">Coordinate with Dave so that he can (through GitHub) modify the code</text:p>
            </text:list-item>
          </text:list>
        </text:list-item>
      </text:list>
      <text:p text:style-name="P4"/>
      <text:p text:style-name="P13"/>
      <text:p text:style-name="P5"><text:span text:style-name="T4">202</text:span><text:span text:style-name="T2">3</text:span><text:span text:style-name="T4">–0</text:span><text:span text:style-name="T3">3-</text:span><text:span text:style-name="T5">16</text:span><text:span text:style-name="T3"> Thursday</text:span></text:p>
      <text:p text:style-name="P5"/>
      <text:list xml:id="list1222587907" text:style-name="L3">
        <text:list-item>
          <text:p text:style-name="P22">Git/Github/R initial goal <text:s/>-- see last we<text:span text:style-name="T7">e</text:span>k</text:p>
          <text:list>
            <text:list-item>
              <text:p text:style-name="P23">Dave will send R code he used to read matlab &amp; translate stucucture contents into data in R; <text:s/>would then have to write R code to save data as csv or tsv or whatever needed as input to ArcPro <text:s/>Fine to work with that or develop own translation procedure with Python. </text:p>
            </text:list-item>
          </text:list>
        </text:list-item>
        <text:list-item>
          <text:p text:style-name="P24">Review files on DB</text:p>
          <text:list>
            <text:list-item>
              <text:p text:style-name="P24">MapList.odt</text:p>
            </text:list-item>
            <text:list-item>
              <text:p text:style-name="P24">FileListMap01.odt</text:p>
            </text:list-item>
          </text:list>
        </text:list-item>
        <text:list-item>
          <text:p text:style-name="P21"><text:span text:style-name="T5">Base map – discuss </text:span><text:span text:style-name="T6">any needed tweaks </text:span><text:span text:style-name="T5">to current </text:span><text:span text:style-name="T7">S</text:span><text:span text:style-name="T5">S </text:span><text:span text:style-name="T9">[marked up printed copy]</text:span></text:p>
        </text:list-item>
        <text:list-item>
          <text:p text:style-name="P21"><text:span text:style-name="T5">Base map – </text:span><text:span text:style-name="T6">begin building </text:span><text:span text:style-name="T8">L</text:span><text:span text:style-name="T5">S</text:span></text:p>
        </text:list-item>
        <text:list-item>
          <text:p text:style-name="P25">Will start </text:p>
        </text:list-item>
        <text:list-item>
          <text:p text:style-name="P21"><text:span text:style-name="T8">S</text:span><text:span text:style-name="T5">Smap01: </text:span><text:span text:style-name="T8">review</text:span></text:p>
          <text:list>
            <text:list-item>
              <text:p text:style-name="P22">37 tree-ring chronologies (21 “distinct” locations)</text:p>
            </text:list-item>
            <text:list-item>
              <text:p text:style-name="P22">73 GHCN precipitation stations</text:p>
            </text:list-item>
            <text:list-item>
              <text:p text:style-name="P22">32 GHCN temperature stations </text:p>
            </text:list-item>
          </text:list>
        </text:list-item>
        <text:list-item>
          <text:p text:style-name="P21"><text:span text:style-name="T8">L</text:span><text:span text:style-name="T5">Smap01: start </text:span></text:p>
          <text:list>
            <text:list-item>
              <text:p text:style-name="P25">Boundary coordinates on dropbox</text:p>
            </text:list-item>
            <text:list-item>
              <text:p text:style-name="P25">Same topography background as SSmap01</text:p>
            </text:list-item>
            <text:list-item>
              <text:p text:style-name="P25">Key</text:p>
              <text:list>
                <text:list-item>
                  <text:p text:style-name="P22">2 <text:span text:style-name="T8">S</text:span>treamgage locations</text:p>
                </text:list-item>
                <text:list-item>
                  <text:p text:style-name="P25">20 Model points</text:p>
                </text:list-item>
              </text:list>
            </text:list-item>
            <text:list-item>
              <text:p text:style-name="P25">Inset re-done to reflect boundaries</text:p>
            </text:list-item>
          </text:list>
        </text:list-item>
      </text:list>
      <text:p text:style-name="P6"/>
      <text:p text:style-name="P7"><text:span text:style-name="T4">202</text:span><text:span text:style-name="T2">3</text:span><text:span text:style-name="T4">–0</text:span><text:span text:style-name="T3">3-</text:span><text:span text:style-name="T10">23 </text:span><text:span text:style-name="T3">Thursday</text:span></text:p>
      <text:p text:style-name="P7"/>
      <text:list xml:id="list3895192332" text:style-name="L4">
        <text:list-item>
          <text:p text:style-name="P28">On DB, look at #7, 8 in FileListMap1.docx. <text:s/>Those listed files have to do with using R to read a .mat file that has needed coordinate data for making ArcPro maps. Must read in the data, organize it, and write out as csv, tsv, or whatever wanted. <text:span text:style-name="T12">Turns out Brandon using Octave to read the mat files. </text:span></text:p>
        </text:list-item>
        <text:list-item>
          <text:p text:style-name="P26"><text:span text:style-name="T12">Went </text:span><text:span text:style-name="T14">over hard copies of SSmap01 and LSmap01 for next changes</text:span></text:p>
        </text:list-item>
        <text:list-item>
          <text:p text:style-name="P29">FromDM23Mar2023a.zip: <text:s/>talk<text:span text:style-name="T12">ed</text:span> about this zip and goal of initial GitHub collaboration in R</text:p>
          <text:list>
            <text:list-item>
              <text:p text:style-name="P29">Landon – unzip these files into a new empty folder and start an “R project” there</text:p>
            </text:list-item>
            <text:list-item>
              <text:p text:style-name="P30">This will also have to be a .git folder</text:p>
            </text:list-item>
            <text:list-item>
              <text:p text:style-name="P29">Make <text:span text:style-name="T11">a sub-folder “test_out” to hold output graphics</text:span></text:p>
            </text:list-item>
            <text:list-item>
              <text:p text:style-name="P30">.json input files – modify <text:s/>initLB001.json to suit your laptop</text:p>
            </text:list-item>
            <text:list-item>
              <text:p text:style-name="P30">Try getting lagsVsNot01.ba1.R to run, producing the graphics output</text:p>
            </text:list-item>
          </text:list>
        </text:list-item>
        <text:list-item>
          <text:p text:style-name="P30">This is the R project we will try to get working as a shared project under GitHub</text:p>
        </text:list-item>
        <text:list-item>
          <text:p text:style-name="P27"><text:span text:style-name="T13">Dave r</text:span><text:span text:style-name="T12">an</text:span><text:span text:style-name="T13"> <text:s/></text:span><text:span text:style-name="T11">lagsVsNot01.ba1.R </text:span><text:span text:style-name="T13">to show how works on his laptop</text:span></text:p>
        </text:list-item>
      </text:list>
      <text:p text:style-name="P8"/>
      <text:p text:style-name="P14"/>
      <text:p text:style-name="P9"><text:span text:style-name="T4">202</text:span><text:span text:style-name="T2">3</text:span><text:span text:style-name="T4">–0</text:span><text:span text:style-name="T3">3-</text:span><text:span text:style-name="T15">30 Thursday</text:span></text:p>
      <text:p text:style-name="P9"/>
      <text:list xml:id="list2591264823" text:style-name="L5">
        <text:list-item>
          <text:p text:style-name="P32">Reviewed progress</text:p>
        </text:list-item>
        <text:list-item>
          <text:p text:style-name="P31"><text:span text:style-name="T15">Dave </text:span><text:span text:style-name="T16">looked</text:span><text:span text:style-name="T15"> at revised maps on dropbox. <text:s/></text:span><text:span text:style-name="T16">Comments:</text:span></text:p>
          <text:list>
            <text:list-item>
              <text:p text:style-name="P33">SS looks good!</text:p>
            </text:list-item>
            <text:list-item>
              <text:p text:style-name="P33">LS: Change colors of model points. Keep green for middle, but use a purple for the high and a burnt orange (kind of like on SS map) for the low</text:p>
            </text:list-item>
            <text:list-item>
              <text:p text:style-name="P33">Other revisions to SS and LS (e.g., darker rivers) look good!</text:p>
            </text:list-item>
            <text:list-item>
              <text:p text:style-name="P33">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32">Dave described Geos585A project and will upload a zip with files for that, which will be a separate R project. Dave started a script Tsa01.R <text:s/>(Time Series Analysis, script #1) that will eventually read in a students time series. </text:p>
        </text:list-item>
        <text:list-item>
          <text:p text:style-name="P33">Update after meeting. Dave uploaded Geos585A_Rproject.zip to dropbox). </text:p>
        </text:list-item>
        <text:list-item>
          <text:p text:style-name="P32">Landon to load that new R project in laptop, in a git folder, so that we can eventually work on this jointly. <text:s/>First task is to write code to get data into R <text:s/>(see comments in Tsa01.R). </text:p>
        </text:list-item>
        <text:list-item>
          <text:p text:style-name="P31"><text:span text:style-name="T15">Landon to continue also </text:span><text:span text:style-name="T16">working </text:span><text:span text:style-name="T15">on the R project </text:span><text:span text:style-name="T16">(lagsVsNot01.bat.R) </text:span><text:span text:style-name="T15">generating figures. <text:s/>He has it running locally now on laptop, producing the pngs. No</text:span><text:span text:style-name="T16">w</text:span><text:span text:style-name="T15"> need to Githubize the process. </text:span></text:p>
        </text:list-item>
        <text:list-item>
          <text:p text:style-name="P33">Dave updated other files (e.g., BL001.odt and the file list) on DB (check when files modified to to see which have something new in them)</text:p>
        </text:list-item>
      </text:list>
      <text:p text:style-name="P10"/>
      <text:p text:style-name="P15"/>
      <text:p text:style-name="P11"><text:span text:style-name="T4">202</text:span><text:span text:style-name="T2">3</text:span><text:span text:style-name="T4">–</text:span><text:span text:style-name="T17">04-</text:span><text:span text:style-name="T24">13</text:span><text:span text:style-name="T17"> Thursday </text:span><text:span text:style-name="T18">(no meeting last week)</text:span></text:p>
      <text:p text:style-name="P11"/>
      <text:list xml:id="list2721202987" text:style-name="L6">
        <text:list-item>
          <text:p text:style-name="P34"><text:span text:style-name="T22">Review</text:span><text:span text:style-name="T23"> reorganized DB folders</text:span></text:p>
        </text:list-item>
        <text:list-item>
          <text:p text:style-name="P35"><text:span text:style-name="T20">/</text:span><text:span text:style-name="T21">GitWork/Rcode-Meko/... on Dave’s laptop – look at and discuss structure and relationship to the remote repository (I think this is just on repository)</text:span><text:span text:style-name="T20">C</text:span><text:span text:style-name="T18">o-manag</text:span><text:span text:style-name="T20">ing</text:span><text:span text:style-name="T18"> file in</text:span><text:span text:style-name="T19"> GitHub </text:span></text:p>
        </text:list-item>
        <text:list-item>
          <text:p text:style-name="P36">How can we organize to keep Geos585a absolutely separate from TruckeeNSF? <text:s/>See Martin?</text:p>
        </text:list-item>
        <text:list-item>
          <text:p text:style-name="P35"><text:span text:style-name="T19">Middle-scale (MS) map</text:span><text:span text:style-name="T20">s -- review</text:span><text:span text:style-name="T19"> </text:span><text:span text:style-name="T21">current version</text:span></text:p>
        </text:list-item>
        <text:list-item>
          <text:p text:style-name="P36">Next: <text:s/>focus on tsa01.R in Geos585a</text:p>
        </text:list-item>
      </text:list>
      <text:list xml:id="list306903374" text:style-name="L7">
        <text:list-item>
          <text:list>
            <text:list-item>
              <text:p text:style-name="P37">exploring R code for reading those 3 versions of sample input</text:p>
            </text:list-item>
            <text:list-item>
              <text:p text:style-name="P37">getting code revision working over GitHub with Dave</text:p>
            </text:list-item>
          </text:list>
        </text:list-item>
      </text:list>
      <text:p text:style-name="P12"/>
      <text:p text:style-name="P12"><text:s text:c="5"/><text:span text:style-name="T25">After meeting</text:span></text:p>
      <text:list xml:id="list180158738660878" text:continue-numbering="true" text:style-name="L7">
        <text:list-item>
          <text:p text:style-name="P40">We decided Landon to reorganized git into 3 distinct folders and repositories. Use these three names instead of the one “Rcode-Meko”:</text:p>
          <text:list>
            <text:list-item>
              <text:p text:style-name="P39"><text:span text:style-name="T25">geos585-R <text:s text:c="3"/>... <text:s text:c="2"/></text:span><text:span text:style-name="T26">files currently in geos585a</text:span></text:p>
            </text:list-item>
            <text:list-item>
              <text:p text:style-name="P39"><text:span text:style-name="T25">ba1-GIS <text:s text:c="4"/>... <text:s text:c="5"/></text:span><text:span text:style-name="T26">files currently in Map Layouts</text:span></text:p>
            </text:list-item>
            <text:list-item>
              <text:p text:style-name="P40">ba1-R <text:s/>.... <text:s text:c="2"/><text:span text:style-name="T26">files currently in TruckeeNSF</text:span> </text:p>
            </text:list-item>
          </text:list>
          <text:p text:style-name="P38"><text:line-break/></text:p>
        </text:list-item>
      </text:list>
      <text:p text:style-name="P42"><text:span text:style-name="T4">202</text:span><text:span text:style-name="T2">3</text:span><text:span text:style-name="T4">–</text:span><text:span text:style-name="T17">04-</text:span><text:span text:style-name="T27">20 </text:span><text:span text:style-name="T17"><text:s/>Thursday <text:line-break/></text:span></text:p>
      <text:list xml:id="list90151816" text:style-name="L8">
        <text:list-item>
          <text:p text:style-name="P47">Closeout of some dropbox folders....<text:span text:style-name="T29">All except a couple zip and BL-001.odt moved from dropbox MapDataFromDave to \GitWork\ba1-G</text:span><text:span text:style-name="T30">IS</text:span></text:p>
        </text:list-item>
        <text:list-item>
          <text:p text:style-name="P45">geos585-R .... </text:p>
          <text:list>
            <text:list-item>
              <text:p text:style-name="P45">talk<text:span text:style-name="T30">ed</text:span> about “branch.” <text:s text:c="2"/><text:span text:style-name="T30"><text:s/>Dave will try to create a branch. </text:span></text:p>
            </text:list-item>
            <text:list-item>
              <text:p text:style-name="P48">Landon will keep working on tsa01.R</text:p>
            </text:list-item>
          </text:list>
        </text:list-item>
        <text:list-item>
          <text:p text:style-name="P44">ba1-GIS; </text:p>
          <text:list>
            <text:list-item>
              <text:p text:style-name="P44">MSmap01 --- final version should be number (01) only</text:p>
            </text:list-item>
            <text:list-item>
              <text:p text:style-name="P44"><text:span text:style-name="T28">MSmap02 --- bigger font for lats and lons</text:span></text:p>
            </text:list-item>
            <text:list-item>
              <text:p text:style-name="P43"><text:span text:style-name="T30">SS</text:span><text:span text:style-name="T28">map0</text:span><text:span text:style-name="T30">2</text:span><text:span text:style-name="T28"> --- </text:span><text:span text:style-name="T30">we looked over this over during meeting. Need to add back the climate stations and make tree-ring site symbols (just 4 of them) larger</text:span></text:p>
            </text:list-item>
          </text:list>
        </text:list-item>
        <text:list-item>
          <text:p text:style-name="P43"><text:span text:style-name="T27">ba1-R <text:s/>... no invitation yet on that. </text:span><text:span text:style-name="T30">After meeting, Landon sent GitHub invite, I accepted, and now have that repository <text:s text:c="2"/>ba1-R under \GitWork\ on laptop</text:span></text:p>
        </text:list-item>
      </text:list>
      <text:list xml:id="list4146331260" text:style-name="L9">
        <text:list-header>
          <text:p text:style-name="P46"/>
        </text:list-header>
      </text:list>
      <text:list xml:id="list180157543881337" text:continue-list="list180158738660878" text:style-name="L7">
        <text:list-header>
          <text:p text:style-name="P41"/>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ca9f" officeooo:paragraph-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L-001.odt<text:tab/><text:page-number text:select-page="current">3</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e Meko</meta:initial-creator>
    <meta:creation-date>2023-02-25T19:54:57.570003722</meta:creation-date>
    <dc:date>2023-04-20T14:55:49.251701888</dc:date>
    <dc:creator>Dave Meko</dc:creator>
    <meta:editing-duration>P1DT7H13M13S</meta:editing-duration>
    <meta:editing-cycles>34</meta:editing-cycles>
    <meta:generator>LibreOffice/6.4.7.2$Linux_X86_64 LibreOffice_project/40$Build-2</meta:generator>
    <meta:printed-by>Dave Meko</meta:printed-by>
    <meta:print-date>2023-02-27T11:59:41.743461639</meta:print-date>
    <meta:document-statistic meta:table-count="0" meta:image-count="0" meta:object-count="0" meta:page-count="4" meta:paragraph-count="98" meta:word-count="1109" meta:character-count="6215" meta:non-whitespace-character-count="5221"/>
  </office:meta>
</office:document-meta>
</file>